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</office:automatic-styles>
  <office:body>
    <office:text text:use-soft-page-breaks="true">
      <text:p text:style-name="P1">7.1:</text:p>
      <text:p text:style-name="Standard">El fallo esta en que tenemos [“$2” = “after” ] y entre las comillas del $2 y el corchete no hay espacio y deberia de haber y por lo tanto nos salta ese error.</text:p>
      <text:p text:style-name="Standard">La solución obvia seria poner el espacio:</text:p>
      <text:p text:style-name="Standard">#!/bin/bash<text:s/></text:p>
      <text:p text:style-name="Standard"># Uso: pathmas directorio [after]<text:s/></text:p>
      <text:p text:style-name="Standard">if ! echo $PATH | /bin/egrep -q "(^|:)$1($|:)" ; then<text:s/></text:p>
      <text:p text:style-name="Standard"><text:tab/>if [ "$2" = "after" ] ; then # &lt;&lt;&lt;&lt;&lt;&lt;&lt;&lt;&lt;&lt;&lt;&lt;&lt;&lt;&lt;&lt;&lt;&lt;&lt;&lt;&lt;<text:s/></text:p>
      <text:p text:style-name="Standard"><text:tab/><text:tab/>PATH=$PATH:$1<text:s/></text:p>
      <text:p text:style-name="Standard"><text:tab/>else<text:s/></text:p>
      <text:p text:style-name="Standard"><text:tab/><text:tab/>PATH=$1:$PATH<text:s/></text:p>
      <text:p text:style-name="Standard"><text:tab/>fi<text:s/></text:p>
      <text:p text:style-name="Standard">else<text:s/></text:p>
      <text:p text:style-name="Standard"><text:tab/>echo "$1 ya está en el path"<text:s/></text:p>
      <text:p text:style-name="Standard">fi</text:p>
      <text:p text:style-name="Standard"/>
      <text:p text:style-name="Standard">7.3:</text:p>
      <text:p text:style-name="Standard">#!/bin/bash</text:p>
      <text:p text:style-name="Standard">echo -e "El proceso que mas memoria esta gastando es: `ps -el | tr -s " " | sort -rn -k10 | head -1 | cut -d" " -f14`"</text:p>
      <text:p text:style-name="Standard"/>
      <text:p text:style-name="Standard">7.4:</text:p>
      <text:p text:style-name="Standard">#!/bin/bash</text:p>
      <text:p text:style-name="Standard">nu=1</text:p>
      <text:p text:style-name="Standard">while :</text:p>
      <text:p text:style-name="Standard">do</text:p>
      <text:p text:style-name="Standard"><text:tab/>echo -e "$nu\n"</text:p>
      <text:p text:style-name="Standard"><text:tab/>let nu++</text:p>
      <text:p text:style-name="Standard"><text:tab/>sleep 1</text:p>
      <text:p text:style-name="Standard">done</text:p>
      <text:p text:style-name="Standard">Para detenerlo desde otro terminal ejecutamos<text:s/>ps -el | grep '7\.4'<text:s/>(yo uso 7.4 porque asi se llama mi archivo que estoy ejecutando), con eso encontraremos el PID de este proceso:</text:p>
      <text:p text:style-name="Standard">0 S <text:s/>1000 <text:s/>2784 <text:s/>2125 <text:s/>0 <text:s/>80 <text:s text:c="2"/>0 - <text:s/>4156 wait <text:s text:c="2"/>pts/0 <text:s text:c="3"/>00:00:00 7.4</text:p>
      <text:p text:style-name="Standard">Esto nos mostraría el comando anterior siendo 2784 el PID del proceso. Con eso ahora ejecutamos lo siguiente:<text:s/>kill -STOP 2784<text:s/>y ya tendremos el proceso como detenido.</text:p>
      <text:p text:style-name="Standard">Para volver a reanudarlo ejecutamos:<text:s/>kill -CONT 2784<text:s/>y el proceso volverá a ejecutarse siguiendo como iva anteriormente.</text:p>
      <text:p text:style-name="Standard">Finalmente ejecutamos kill -9 2784 para matar al proceso.</text:p>
      <text:p text:style-name="Standard"/>
      <text:p text:style-name="Standard">7.5:</text:p>
      <text:p text:style-name="Standard">Si se puede, obteniendo el PID o el numero de trabajo correspondiente a ese proceso podríamos matarlo:</text:p>
      <text:list text:style-name="LFO1" text:continue-numbering="true">
        <text:list-item>
          <text:p text:style-name="P2">Con el PID: ejecutamos jobs –l y obtenemos el PID, seguidamente ejecutamos kill -9 &lt;PID&gt; y ese proceso será eliminado.</text:p>
        </text:list-item>
        <text:list-item>
          <text:p text:style-name="P3">Con el numero de trabajo: ejecutamos jobs –l y en obtenemos el numero de trabajo correspondiente al proceso, seguidamente ejecutamos kill -9 %&lt;numero de trabajo&gt; y este proceso será eliminad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7.6:</text:p>
      <text:p text:style-name="Standard">Una vez ejecutado top, damos a la tecla u y escribimos nuestro usuario, con eso se nos filtraran los procesos ejecutados solo con nuestro usua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Ruiz Millan</dc:creator>
    <meta:creation-date>2015-12-08T01:10:00Z</meta:creation-date>
    <dc:date>2015-12-08T00:52:00Z</dc:date>
    <meta:template xlink:href="Normal.dotm" xlink:type="simple"/>
    <meta:editing-cycles>3</meta:editing-cycles>
    <meta:editing-duration>PT1380S</meta:editing-duration>
    <meta:document-statistic meta:page-count="2" meta:paragraph-count="3" meta:word-count="282" meta:character-count="1832" meta:row-count="12" meta:non-whitespace-character-count="1553"/>
  </office:meta>
</office:document-meta>
</file>